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6.588cm" style:rel-column-width="28783*"/>
    </style:style>
    <style:style style:name="Tabla2.B" style:family="table-column">
      <style:table-column-properties style:column-width="8.412cm" style:rel-column-width="3675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5.001cm" style:rel-column-width="21844*"/>
    </style:style>
    <style:style style:name="Tabla1.B" style:family="table-column">
      <style:table-column-properties style:column-width="5.001cm" style:rel-column-width="21845*"/>
    </style:style>
    <style:style style:name="Tabla1.C" style:family="table-column">
      <style:table-column-properties style:column-width="5.001cm" style:rel-column-width="2184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fo:font-size="12pt" fo:font-weight="bold" officeooo:rsid="001f227e" officeooo:paragraph-rsid="001f227e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/>
      <style:text-properties fo:font-size="11pt" officeooo:rsid="0021014f" officeooo:paragraph-rsid="0021014f" style:font-size-asian="11pt" style:font-size-complex="11pt"/>
    </style:style>
    <style:style style:name="P7" style:family="paragraph" style:parent-style-name="Standard">
      <style:paragraph-properties fo:line-height="150%"/>
      <style:text-properties fo:font-size="11pt" officeooo:rsid="002cc5fb" officeooo:paragraph-rsid="002e77d2" style:font-size-asian="11pt" style:font-size-complex="11pt"/>
    </style:style>
    <style:style style:name="P8" style:family="paragraph" style:parent-style-name="Standard">
      <style:paragraph-properties fo:line-height="150%"/>
      <style:text-properties fo:font-size="11pt" officeooo:rsid="002ef89c" officeooo:paragraph-rsid="002ef89c" style:font-size-asian="11pt" style:font-size-complex="11pt"/>
    </style:style>
    <style:style style:name="P9" style:family="paragraph" style:parent-style-name="Standard">
      <style:paragraph-properties fo:line-height="150%"/>
      <style:text-properties fo:font-size="11pt" officeooo:rsid="003189a6" officeooo:paragraph-rsid="003189a6" style:font-size-asian="11pt" style:font-size-complex="11pt"/>
    </style:style>
    <style:style style:name="P10" style:family="paragraph" style:parent-style-name="Standard">
      <style:paragraph-properties fo:line-height="150%"/>
      <style:text-properties fo:font-size="11pt" officeooo:rsid="00331fb6" officeooo:paragraph-rsid="00331fb6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officeooo:rsid="003a647b" officeooo:paragraph-rsid="003a647b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officeooo:rsid="003bea9c" officeooo:paragraph-rsid="003bea9c" style:font-size-asian="11pt" style:font-size-complex="11pt"/>
    </style:style>
    <style:style style:name="P13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line-height="150%" fo:text-align="end" style:justify-single-word="false"/>
      <style:text-properties style:text-underline-style="none"/>
    </style:style>
    <style:style style:name="P15" style:family="paragraph" style:parent-style-name="List_20_Paragraph">
      <style:paragraph-properties fo:line-height="150%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50%" fo:break-before="page"/>
      <style:text-properties fo:font-size="12pt" fo:font-weight="bold" officeooo:rsid="001f227e" officeooo:paragraph-rsid="001f227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break-before="page"/>
      <style:text-properties fo:font-size="12pt" fo:font-weight="bold" style:font-size-asian="12pt" style:font-weight-asian="bold" style:font-size-complex="12pt"/>
    </style:style>
    <style:style style:name="P19" style:family="paragraph" style:parent-style-name="Table_20_Contents">
      <style:text-properties officeooo:rsid="001fcb76" officeooo:paragraph-rsid="001fcb76"/>
    </style:style>
    <style:style style:name="P20" style:family="paragraph" style:parent-style-name="Table_20_Contents">
      <style:paragraph-properties fo:text-align="end" style:justify-single-word="false"/>
      <style:text-properties officeooo:rsid="001fcb76" officeooo:paragraph-rsid="001fcb76"/>
    </style:style>
    <style:style style:name="P21" style:family="paragraph" style:parent-style-name="Table_20_Contents">
      <style:text-properties officeooo:rsid="001fcb76" officeooo:paragraph-rsid="00280d13"/>
    </style:style>
    <style:style style:name="P22" style:family="paragraph" style:parent-style-name="Table_20_Contents">
      <style:text-properties fo:font-weight="bold" officeooo:rsid="001fcb76" officeooo:paragraph-rsid="001fcb76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officeooo:rsid="001fcb76" officeooo:paragraph-rsid="001fcb76" style:font-weight-asian="bold" style:font-weight-complex="bold"/>
    </style:style>
    <style:style style:name="P24" style:family="paragraph" style:parent-style-name="Table_20_Contents">
      <style:text-properties fo:font-weight="bold" officeooo:rsid="001f227e" officeooo:paragraph-rsid="001f227e" style:font-weight-asian="bold" style:font-weight-complex="bold"/>
    </style:style>
    <style:style style:name="P25" style:family="paragraph" style:parent-style-name="Table_20_Contents">
      <style:text-properties officeooo:rsid="00280d13" officeooo:paragraph-rsid="00280d13"/>
    </style:style>
    <style:style style:name="P26" style:family="paragraph" style:parent-style-name="Table_20_Contents">
      <style:text-properties officeooo:rsid="0038bb36" officeooo:paragraph-rsid="0038bb36"/>
    </style:style>
    <style:style style:name="P27" style:family="paragraph" style:parent-style-name="Table_20_Contents">
      <style:text-properties style:text-underline-style="solid" style:text-underline-width="auto" style:text-underline-color="font-color" officeooo:rsid="003905af" officeooo:paragraph-rsid="003905af"/>
    </style:style>
    <style:style style:name="P28" style:family="paragraph" style:parent-style-name="Table_20_Contents">
      <style:text-properties officeooo:rsid="003905af" officeooo:paragraph-rsid="003905af"/>
    </style:style>
    <style:style style:name="P29" style:family="paragraph" style:parent-style-name="Table_20_Contents">
      <style:text-properties officeooo:rsid="0039efc4" officeooo:paragraph-rsid="0039efc4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fcb76" officeooo:paragraph-rsid="001fcb76" style:font-size-asian="12pt" style:font-weight-asian="bold" style:font-size-complex="12pt" style:font-weight-complex="bold"/>
    </style:style>
    <style:style style:name="P31" style:family="paragraph" style:parent-style-name="Standard" style:master-page-name="Standard">
      <style:paragraph-properties fo:line-height="150%" fo:text-align="end" style:justify-single-word="false" style:page-number="auto"/>
    </style:style>
    <style:style style:name="P32" style:family="paragraph" style:parent-style-name="Standard" style:list-style-name="L1">
      <style:paragraph-properties fo:line-height="150%"/>
      <style:text-properties fo:font-size="11pt" officeooo:rsid="002ef89c" officeooo:paragraph-rsid="002ef89c" style:font-size-asian="11pt" style:font-size-complex="11pt"/>
    </style:style>
    <style:style style:name="P33" style:family="paragraph" style:parent-style-name="Standard" style:list-style-name="L2">
      <style:paragraph-properties fo:line-height="150%"/>
      <style:text-properties fo:font-size="11pt" officeooo:rsid="0021014f" officeooo:paragraph-rsid="0021014f" style:font-size-asian="11pt" style:font-size-complex="11pt"/>
    </style:style>
    <style:style style:name="P34" style:family="paragraph" style:parent-style-name="Standard" style:list-style-name="L2">
      <style:paragraph-properties fo:line-height="150%"/>
      <style:text-properties fo:font-size="11pt" officeooo:rsid="002474cd" officeooo:paragraph-rsid="002474cd" style:font-size-asian="11pt" style:font-size-complex="11pt"/>
    </style:style>
    <style:style style:name="P35" style:family="paragraph" style:parent-style-name="Standard" style:list-style-name="L3">
      <style:paragraph-properties fo:line-height="150%"/>
      <style:text-properties fo:font-size="11pt" officeooo:rsid="00331fb6" officeooo:paragraph-rsid="00331fb6" style:font-size-asian="11pt" style:font-size-complex="11pt"/>
    </style:style>
    <style:style style:name="P36" style:family="paragraph" style:parent-style-name="Standard" style:list-style-name="L2">
      <style:paragraph-properties fo:line-height="150%"/>
      <style:text-properties fo:font-size="11pt" officeooo:rsid="00331fb6" officeooo:paragraph-rsid="00331fb6" style:font-size-asian="11pt" style:font-size-complex="11pt"/>
    </style:style>
    <style:style style:name="P37" style:family="paragraph" style:parent-style-name="Standard" style:list-style-name="L3">
      <style:paragraph-properties fo:line-height="150%"/>
      <style:text-properties fo:font-size="11pt" officeooo:rsid="0034fdeb" officeooo:paragraph-rsid="0034fdeb" style:font-size-asian="11pt" style:font-size-complex="11pt"/>
    </style:style>
    <style:style style:name="P38" style:family="paragraph" style:parent-style-name="Standard">
      <style:paragraph-properties fo:line-height="150%"/>
      <style:text-properties fo:font-size="11pt" officeooo:rsid="0034fdeb" officeooo:paragraph-rsid="003d2ad4" style:font-size-asian="11pt" style:font-size-complex="11pt"/>
    </style:style>
    <style:style style:name="P39" style:family="paragraph" style:parent-style-name="Standard" style:list-style-name="L4">
      <style:paragraph-properties fo:line-height="150%"/>
      <style:text-properties fo:font-size="11pt" officeooo:rsid="003bea9c" officeooo:paragraph-rsid="003bea9c" style:font-size-asian="11pt" style:font-size-complex="11pt"/>
    </style:style>
    <style:style style:name="P40" style:family="paragraph" style:parent-style-name="Standard" style:list-style-name="L5">
      <style:paragraph-properties fo:line-height="150%"/>
      <style:text-properties fo:font-size="11pt" officeooo:rsid="003bea9c" officeooo:paragraph-rsid="003bea9c" style:font-size-asian="11pt" style:font-size-complex="11pt"/>
    </style:style>
    <style:style style:name="P41" style:family="paragraph" style:parent-style-name="Standard">
      <style:paragraph-properties fo:line-height="150%"/>
      <style:text-properties fo:font-size="11pt" officeooo:rsid="003eb445" officeooo:paragraph-rsid="003eb445" style:font-size-asian="11pt" style:font-size-complex="11pt"/>
    </style:style>
    <style:style style:name="P42" style:family="paragraph" style:parent-style-name="Standard" style:list-style-name="WWNum2">
      <style:paragraph-properties fo:line-height="150%"/>
    </style:style>
    <style:style style:name="P43" style:family="paragraph" style:parent-style-name="Standard" style:list-style-name="L6">
      <style:paragraph-properties fo:line-height="150%"/>
      <style:text-properties officeooo:paragraph-rsid="003d2ad4"/>
    </style:style>
    <style:style style:name="P44" style:family="paragraph" style:parent-style-name="List_20_Paragraph" style:list-style-name="WWNum1">
      <style:paragraph-properties fo:line-height="150%"/>
      <style:text-properties fo:font-size="11pt" officeooo:rsid="0021014f" officeooo:paragraph-rsid="0021014f" style:font-size-asian="11pt" style:font-size-complex="11pt"/>
    </style:style>
    <style:style style:name="P45" style:family="paragraph" style:parent-style-name="List_20_Paragraph" style:list-style-name="WWNum1">
      <style:paragraph-properties fo:margin-left="0cm" fo:margin-right="0cm" fo:line-height="150%" fo:text-indent="0cm" style:auto-text-indent="false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22e685" style:font-size-asian="11pt" style:font-size-complex="11pt"/>
    </style:style>
    <style:style style:name="T5" style:family="text">
      <style:text-properties fo:font-size="11pt" officeooo:rsid="0039efc4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officeooo:rsid="0022e685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3659b6" style:font-size-asian="11pt" style:font-weight-asian="normal" style:font-size-complex="11pt" style:font-weight-complex="normal"/>
    </style:style>
    <style:style style:name="T9" style:family="text">
      <style:text-properties officeooo:rsid="001f227e"/>
    </style:style>
    <style:style style:name="T10" style:family="text">
      <style:text-properties officeooo:rsid="0025c6c9"/>
    </style:style>
    <style:style style:name="T11" style:family="text">
      <style:text-properties officeooo:rsid="00280d13"/>
    </style:style>
    <style:style style:name="T12" style:family="text">
      <style:text-properties officeooo:rsid="002debd5"/>
    </style:style>
    <style:style style:name="T13" style:family="text">
      <style:text-properties officeooo:rsid="002e77d2"/>
    </style:style>
    <style:style style:name="T14" style:family="text">
      <style:text-properties officeooo:rsid="0032458d"/>
    </style:style>
    <style:style style:name="T15" style:family="text">
      <style:text-properties officeooo:rsid="0034fdeb"/>
    </style:style>
    <style:style style:name="T16" style:family="text">
      <style:text-properties officeooo:rsid="003659b6"/>
    </style:style>
    <style:style style:name="T17" style:family="text">
      <style:text-properties style:text-underline-style="none"/>
    </style:style>
    <style:style style:name="T18" style:family="text">
      <style:text-properties officeooo:rsid="0039839b"/>
    </style:style>
    <style:style style:name="T19" style:family="text">
      <style:text-properties officeooo:rsid="0039efc4"/>
    </style:style>
    <style:style style:name="T20" style:family="text">
      <style:text-properties officeooo:rsid="003c1ac0"/>
    </style:style>
    <style:style style:name="T21" style:family="text">
      <style:text-properties officeooo:rsid="003d2ad4"/>
    </style:style>
    <style:style style:name="T2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póstoles, Misiones, <text:span text:style-name="T10">8</text:span> de <text:span text:style-name="T10">Septiembre de 2017</text:span></text:p>
      <text:p text:style-name="P14"/>
      <text:p text:style-name="P4"><text:span text:style-name="T9">Dr</text:span>. Horacio Daniel Kuna </text:p>
      <text:p text:style-name="P4"><text:span text:style-name="T10">Cátedra</text:span>: Proyecto Software</text:p>
      <text:p text:style-name="P4">Carrera: <text:s/>Analista en Sistemas de Computación</text:p>
      <text:p text:style-name="P4">Facultad de Ciencias Exactas, Químicas y Naturales </text:p>
      <text:p text:style-name="P4">Universidad Nacional de Misiones</text:p>
      <text:p text:style-name="P1"><text:span text:style-name="T1">S</text:span><text:span text:style-name="T2">_____________/_____________</text:span><text:span text:style-name="T1">D:</text:span></text:p>
      <text:p text:style-name="P1"/>
      <text:p text:style-name="P16">Me dirijo a Usted a efectos de propuesta para el desarrollo de un Sistema de Información computarizado como tema para la cátedra Proyecto Softwar<text:span text:style-name="T10">e </text:span>correspondiente a la carrera <text:s/>Analista en Sistemas de Computación correspondiente al plan <text:span text:style-name="T10">2010</text:span>. </text:p>
      <text:p text:style-name="P1"/>
      <text:p text:style-name="P5">……………………………………</text:p>
      <text:p text:style-name="P5"><text:span text:style-name="T10">Larrea</text:span>, <text:span text:style-name="T10">Lucas Ezequiel</text:span></text:p>
      <text:p text:style-name="P5">LU N°: <text:span text:style-name="T10">905384</text:span></text:p>
      <text:p text:style-name="P5">DNI: <text:span text:style-name="T10">36,893,090</text:span></text:p>
      <text:p text:style-name="P1"/>
      <text:p text:style-name="P1"/>
      <text:p text:style-name="P1"/>
      <text:p text:style-name="P1"/>
      <text:p text:style-name="P18">Objetivo</text:p>
      <text:p text:style-name="P7">El objetivo es desarrollar un sistema para el comedor de una facultad. El cual <text:span text:style-name="T12">tiene como objetivo principal </text:span>gestionara las asistencias de los comensales y llevara el control de <text:span text:style-name="T17">stock</text:span> de mercaderías.<text:span text:style-name="T13"> <text:s/></text:span></text:p>
      <text:p text:style-name="P8">Objetivos específicos:</text:p>
      <text:list xml:id="list507790324" text:style-name="L1">
        <text:list-item>
          <text:p text:style-name="P32">Gestionar Usuarios.</text:p>
        </text:list-item>
        <text:list-item>
          <text:p text:style-name="P32">Gestionar Asistencias y Faltas.</text:p>
        </text:list-item>
        <text:list-item>
          <text:p text:style-name="P32">Gestionar Recetas.</text:p>
        </text:list-item>
        <text:list-item>
          <text:p text:style-name="P32">Gestionar ingreso y egreso de mercadería.</text:p>
        </text:list-item>
        <text:list-item>
          <text:p text:style-name="P32">Gestionar menús.</text:p>
        </text:list-item>
        <text:list-item>
          <text:p text:style-name="P32">Gestionar reservas. </text:p>
        </text:list-item>
      </text:list>
      <text:p text:style-name="P1"/>
      <text:p text:style-name="P2">Módulos</text:p>
      <text:list xml:id="list1006517416" text:style-name="L2">
        <text:list-item>
          <text:p text:style-name="P33">Modulo <text:span text:style-name="T11">de Control de </text:span>Asistencia:</text:p>
        </text:list-item>
      </text:list>
      <text:p text:style-name="P41">Este modulo permitirá a los comensales gestionar su asistencia semanal (indicar que día irán al comedor y que días no), consultar sus asistencias e inasistencias. Tambien permitira a los cocineros obtener una lista de los comensales que se encuentran anotados a <text:s/></text:p>
      <text:p text:style-name="P6"/>
      <text:list xml:id="list13712477359025" text:continue-numbering="true" text:style-name="L2">
        <text:list-item>
          <text:p text:style-name="P33">Modulo de Mercadería<text:span text:style-name="T21">s</text:span>:</text:p>
        </text:list-item>
      </text:list>
      <text:p text:style-name="P11">Este modulo permitirá agregar, modificar, eliminar y listar mercaderías. </text:p>
      <text:p text:style-name="P6"/>
      <text:list xml:id="list13711341437799" text:continue-numbering="true" text:style-name="L2">
        <text:list-item>
          <text:p text:style-name="P33">Modulo <text:span text:style-name="T11">de </text:span>Recetas:</text:p>
        </text:list-item>
      </text:list>
      <text:p text:style-name="P9">Este modulo <text:span text:style-name="T14">permitirá</text:span> agregar, <text:span text:style-name="T14">modificar</text:span> y <text:span text:style-name="T14">eliminar</text:span> recetas de comidas <text:span text:style-name="T16">y sus respectivos ingredientes </text:span>. Permitirá obtener presupuestos aproximados <text:s/><text:soft-page-break/>de cuanto costara realizar las receta<text:span text:style-name="T14">s</text:span> <text:span text:style-name="T14">dependiendo del numero de comensales</text:span> y <text:s/><text:span text:style-name="T14">saber</text:span> <text:span text:style-name="T14">cuanta mercadería sera necesaria</text:span>. </text:p>
      <text:p text:style-name="P9"/>
      <text:list xml:id="list13711774994506" text:continue-numbering="true" text:style-name="L2">
        <text:list-item>
          <text:p text:style-name="P33">Modulo <text:span text:style-name="T11">de </text:span>Menú de comidas:</text:p>
        </text:list-item>
      </text:list>
      <text:p text:style-name="P6"/>
      <text:p text:style-name="P6"/>
      <text:list xml:id="list13711417232272" text:continue-numbering="true" text:style-name="L2">
        <text:list-item>
          <text:p text:style-name="P34">Modulo <text:span text:style-name="T11">de </text:span>Anuncios:</text:p>
        </text:list-item>
      </text:list>
      <text:p text:style-name="P10">Este modulo <text:span text:style-name="T15">permitir</text:span> agregar, modificar , eliminar y listar anuncios. Los datos registrados serán:</text:p>
      <text:list xml:id="list4268424542" text:style-name="L3">
        <text:list-item>
          <text:p text:style-name="P35">Titulo</text:p>
        </text:list-item>
        <text:list-item>
          <text:p text:style-name="P37">Descripción</text:p>
        </text:list-item>
        <text:list-item>
          <text:p text:style-name="P37">Fecha y hora de creación.</text:p>
        </text:list-item>
        <text:list-item>
          <text:p text:style-name="P37">Fecha <text:s/>de caducidad.</text:p>
        </text:list-item>
        <text:list-item>
          <text:p text:style-name="P37">Usuario </text:p>
        </text:list-item>
      </text:list>
      <text:p text:style-name="P10">El sistema notificara <text:span text:style-name="T15">por email </text:span>a <text:span text:style-name="T15">todos</text:span> los <text:span text:style-name="T15">comensales</text:span> cuando se registre un <text:span text:style-name="T15">anuncio.</text:span></text:p>
      <text:p text:style-name="P10"/>
      <text:list xml:id="list13711213907674" text:continue-list="list13711417232272" text:style-name="L2">
        <text:list-item>
          <text:p text:style-name="P36">Modulo de Consultas</text:p>
        </text:list-item>
      </text:list>
      <text:p text:style-name="P38">Este modulo estará encargado de gestionar todas las consultas sobre inquietudes y dudas por parte de los usuarios. <text:span text:style-name="T19">Los usuarios registrados podrán realizar preguntas que serán respondidas por los administradores del comedor u otros usuarios registrados.</text:span></text:p>
      <text:p text:style-name="P38"/>
      <text:list xml:id="list473886101" text:style-name="L6">
        <text:list-item>
          <text:p text:style-name="P43"><text:span text:style-name="T5">Modulo de Usuario</text:span></text:p>
        </text:list-item>
      </text:list>
      <text:p text:style-name="P38"><text:soft-page-break/><text:span text:style-name="T19">Este modulo permitirá agregar, modificar y eliminar los registros de un usuario que asisten al comedor. Además brindara información de los usuarios como ser nombre, apellido, D.N.I, legajo, email, teléfono, dirección, fecha de nacimientos , faltas que posee y <text:s/>sus reservas.</text:span></text:p>
      <text:list xml:id="list894066947" text:style-name="L4">
        <text:list-item>
          <text:p text:style-name="P39">Modulo Seguridad:</text:p>
        </text:list-item>
      </text:list>
      <text:p text:style-name="P12">Este modulo permitirá crear registros de las operaciones que realicen los usuarios en el sistema. Generar backup de la base de datos, asignar permisos de operaciones a usuarios. </text:p>
      <text:p text:style-name="P12"/>
      <text:list xml:id="list1551174101" text:style-name="L5">
        <text:list-item>
          <text:p text:style-name="P40">Modulo de Estadísticas</text:p>
        </text:list-item>
      </text:list>
      <text:p text:style-name="P12">Este modulo permitirá <text:s/>estadísticas de los días con mas comensales, que alimentos son los mas consumidos,</text:p>
      <text:list xml:id="list13710890236249" text:continue-list="list13711213907674" text:style-name="L2">
        <text:list-header>
          <text:p text:style-name="P33"/>
        </text:list-header>
      </text:list>
      <text:list xml:id="list745544247" text:style-name="WWNum1">
        <text:list-header>
          <text:p text:style-name="P44"/>
          <text:p text:style-name="P45"/>
        </text:list-header>
      </text:list>
      <text:p text:style-name="P30">Resumen de módulo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2">Nombre de modulo</text:p>
          </table:table-cell>
          <table:table-cell table:style-name="Tabla2.B1" office:value-type="string">
            <text:p text:style-name="P23">Porcentaje de esfuerzo sobre el total del proyecto</text:p>
          </table:table-cell>
        </table:table-row>
        <table:table-row>
          <table:table-cell table:style-name="Tabla2.A2" office:value-type="string">
            <text:p text:style-name="P19">Modulo de <text:span text:style-name="T11">Usuarios</text:span>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19">Modulo de <text:span text:style-name="T11">Asistencias</text:span>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1">Modulo de <text:span text:style-name="T11">Stock de </text:span></text:p>
            <text:p text:style-name="P25">Mercadería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5">Modulo de Menús de Comidas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5">Módulos de Anuncios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9">Modulo de consultas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22">Total</text:p>
          </table:table-cell>
          <table:table-cell table:style-name="Tabla2.B2" office:value-type="string">
            <text:p text:style-name="P23">100%</text:p>
          </table:table-cell>
        </table:table-row>
      </table:table>
      <text:p text:style-name="P30"/>
      <text:p text:style-name="P15"><text:soft-page-break/></text:p>
      <text:p text:style-name="P1"/>
      <text:p text:style-name="P1"/>
      <text:p text:style-name="P17">Resumen de modulo inteligente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4">Denominación</text:p>
          </table:table-cell>
          <table:table-cell table:style-name="Tabla1.A1" office:value-type="string">
            <text:p text:style-name="P24">Módulos que intervienen</text:p>
          </table:table-cell>
          <table:table-cell table:style-name="Tabla1.C1" office:value-type="string">
            <text:p text:style-name="P24">Descripción</text:p>
          </table:table-cell>
        </table:table-row>
        <table:table-row>
          <table:table-cell table:style-name="Tabla1.A2" office:value-type="string">
            <text:p text:style-name="P26">Sugerir comida</text:p>
          </table:table-cell>
          <table:table-cell table:style-name="Tabla1.A2" office:value-type="string">
            <text:p text:style-name="P26">Modulo de control de asistencia,modulo de stock, modulo de recetas.</text:p>
          </table:table-cell>
          <table:table-cell table:style-name="Tabla1.C2" office:value-type="string">
            <text:p text:style-name="P26"><text:span text:style-name="T18">Sabiendo</text:span> la cantidad de comensales que habrá, el sistema verificara los insumos que se encuentre en stock y sugerirá las comidas que se pueden realizar con dich<text:span text:style-name="T18">o</text:span>s <text:span text:style-name="T20">insumos.</text:span> </text:p>
          </table:table-cell>
        </table:table-row>
        <table:table-row>
          <table:table-cell table:style-name="Tabla1.A2" office:value-type="string">
            <text:p text:style-name="P28">Sancionar Comensal</text:p>
          </table:table-cell>
          <table:table-cell table:style-name="Tabla1.A2" office:value-type="string">
            <text:p text:style-name="P28">Modulo de usuarios, modulo de asistencias.</text:p>
          </table:table-cell>
          <table:table-cell table:style-name="Tabla1.C2" office:value-type="string">
            <text:p text:style-name="P28">Controlara las inasistencias de los usuarios, cuando el usuario llegue a un determinado numero de inasistencias el sistema lo dejara inactivo por una cierta cantidad de <text:span text:style-name="T18">días.</text:span></text:p>
          </table:table-cell>
        </table:table-row>
        <table:table-row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8"/>
          </table:table-cell>
          <table:table-cell table:style-name="Tabla1.C2" office:value-type="string">
            <text:p text:style-name="P28"/>
          </table:table-cell>
        </table:table-row>
      </table:table>
      <text:p text:style-name="P3"/>
      <text:p text:style-name="P2">Tecnología a utilizar</text:p>
      <text:list xml:id="list1672968969" text:style-name="WWNum2">
        <text:list-item>
          <text:p text:style-name="P42"><text:span text:style-name="T6">Lenguaje</text:span><text:span text:style-name="T3">: </text:span><text:span text:style-name="T4">PHP, JavaScript , Sql.</text:span></text:p>
        </text:list-item>
        <text:list-item>
          <text:p text:style-name="P42"><text:span text:style-name="T6">SGBD</text:span><text:span text:style-name="T3">: </text:span><text:span text:style-name="T4">Mysql.</text:span></text:p>
        </text:list-item>
        <text:list-item>
          <text:p text:style-name="P42"><text:span text:style-name="T6">Tecnologías relacionadas</text:span><text:span text:style-name="T3">: </text:span><text:span text:style-name="T4">Bootstrap,trello,Sublime text, PhpMyAdmin, ajax, Bitbuket, LAMP, Jquey, Vue.js.</text:span></text:p>
        </text:list-item>
        <text:list-item>
          <text:p text:style-name="P42"><text:span text:style-name="T6">Framework</text:span><text:span text:style-name="T3">: </text:span><text:span text:style-name="T4">Laravel.</text:span></text:p>
        </text:list-item>
        <text:list-item>
          <text:p text:style-name="P42"><text:span text:style-name="T6">Arquitectura: </text:span><text:span text:style-name="T7">Modelo-Vista-Controlador,Cliente Servidor.</text:span></text:p>
        </text:list-item>
        <text:list-item>
          <text:p text:style-name="P42"><text:span text:style-name="T6">Metodología: </text:span><text:span text:style-name="T7">U</text:span><text:span text:style-name="T8">WE-UML</text:span><text:span text:style-name="T7">.</text:span></text:p>
        </text:list-item>
      </text:list>
      <text:p text:style-name="P13"/>
      <text:p text:style-name="P1"><text:soft-page-break/></text:p>
      <text:p text:style-name="P1"/>
      <text:p text:style-name="P1"/>
      <text:p text:style-name="P1"/>
      <text:p text:style-name="P1"/>
      <text:p text:style-name="P2">Planificació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family="Calibri" style:font-family-generic="roman" style:font-pitch="variable" fo:font-size="11pt" fo:language="es" fo:country="ES" style:font-name-asian="WenQuanYi Micro Hei" style:font-family-asian="'WenQuanYi Micro Hei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529cm" style:layout-grid-ruby-height="0.10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18:09:00</meta:creation-date>
    <meta:initial-creator>Ba-k.com</meta:initial-creator>
    <dc:date>2017-09-12T01:37:04.023567614</dc:date>
    <meta:editing-cycles>33</meta:editing-cycles>
    <meta:editing-duration>PT6H44M26S</meta:editing-duration>
    <meta:generator>LibreOffice/5.3.2.2$Linux_X86_64 LibreOffice_project/30m0$Build-2</meta:generator>
    <dc:creator>lucas </dc:creator>
    <meta:document-statistic meta:table-count="2" meta:image-count="0" meta:object-count="0" meta:page-count="7" meta:paragraph-count="79" meta:word-count="588" meta:character-count="3903" meta:non-whitespace-character-count="3398"/>
    <meta:template xlink:type="simple" xlink:actuate="onRequest" xlink:title="Normal.dotm" xlink:href=""/>
  </office:meta>
</office:document-meta>
</file>